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text-properties style:text-underline-style="none" fo:font-weight="normal"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equerimientos referentes a reportes – 3.5</text:p>
      <text:p text:style-name="Text_20_body"/>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Descripción del requerimiento:<text:span text:style-name="T1"> Permitir generar reportes solo por usuarios que tengan como perfil director.</text:span></text:p>
          </table:table-cell>
          <table:covered-table-cell/>
          <table:table-cell table:style-name="Tabla1.A1" office:value-type="string">
            <text:p text:style-name="P10">Identificador</text:p>
          </table:table-cell>
          <table:table-cell table:style-name="Tabla1.D1" office:value-type="string">
            <text:p text:style-name="P14">R3.5.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
          </table:table-cell>
          <table:table-cell table:style-name="Tabla1.A2" office:value-type="string">
            <text:p text:style-name="P2">Fecha actualización</text:p>
          </table:table-cell>
          <table:table-cell table:style-name="Tabla1.D2" office:value-type="string">
            <text:p text:style-name="P3"/>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la generación de diferentes tipos de reportes, pero estos reportes solo pueden ser generados por usuarios que tengan como perfil director. Los reportes será usados para tareas administrativas e informativas.</text:p>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Corresponderán <text:s/>a la selección de un determinado reporte por parte del usuario que lo solicite, algunos reportes necesitarán parámetros, estos se deberán proporcionar.</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El sistema deberá consultar a la base de datos la información necesaria y organizar esta para generar el reporte en formato PDF.</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5">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se loqgueado en el sistema como director.</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Un archivo PDF que corresponda al informe elaborado por el sistema.</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si solo un usuario con perfil director, puede generar reportes en formato PDF.</text:p>
          </table:table-cell>
          <table:covered-table-cell/>
          <table:covered-table-cell/>
        </table:table-row>
      </table:table>
      <text:p text:style-name="Standard"/>
      <text:p text:style-name="P3"/>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0">Función del requerimiento: <text:span text:style-name="T1">Generar reportes en formato PDF que liste todos los pasajeros que tiene el sistema con sus respectivos números de tarjeta personalizada.</text:span></text:p>
          </table:table-cell>
          <table:covered-table-cell/>
          <table:table-cell table:style-name="Tabla2.A1" office:value-type="string">
            <text:p text:style-name="P10">Identificador</text:p>
          </table:table-cell>
          <table:table-cell table:style-name="Tabla2.D1" office:value-type="string">
            <text:p text:style-name="P14">R3.5.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P3"/>
          </table:table-cell>
          <table:table-cell table:style-name="Tabla2.A2" office:value-type="string">
            <text:p text:style-name="P2">Fecha actualización</text:p>
          </table:table-cell>
          <table:table-cell table:style-name="Tabla2.D2" office:value-type="string">
            <text:p text:style-name="P3"/>
          </table:table-cell>
        </table:table-row>
        <text:soft-page-break/>
        <table:table-row>
          <table:table-cell table:style-name="Tabla2.A2" office:value-type="string">
            <text:p text:style-name="P10">Descripción</text:p>
          </table:table-cell>
          <table:table-cell table:style-name="Tabla2.D2" table:number-columns-spanned="3" office:value-type="string">
            <text:p text:style-name="P16">El sistema debe permitir generar reportes en formato PDF donde ese encuentre la lista de todos los <text:span text:style-name="T2">pasajeros</text:span> que al momento están inscritos al sistema por haber adquirido una tarjeta personalizada, además de esto, en la lista debe aparecer el respectivo número de tarjeta personalizada asociada al pasajero.</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6">El usuario director que esté solicitando el reporte debe de proporcionar el título que tendrá el reporte, además al momento de seleccionar los reportes a generar debe de elegir 'reporte pasajeros con sus respectivas tarjetas', por último, una vez que se haya generado el reporte debe de ingresar la dirección donde se guardará el reporte.</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El sistema deberá consultar a la base de datos todos los pasajeros registrados en el sistema con sus respectivos número de tarjeta, organizar los resultados y generar un reporte en formato PDF.</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R3.5.1</text:p>
          </table:table-cell>
          <table:covered-table-cell/>
          <table:covered-table-cell/>
        </table:table-row>
        <table:table-row>
          <table:table-cell table:style-name="Tabla2.D2" table:number-columns-spanned="4" office:value-type="string">
            <text:p text:style-name="P15">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se loqgueado en el sistema como director. Existir usuarios registrado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Un archivo PDF que corresponda al informe elaborado por el sistema.</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P3"/>
      <text:p text:style-name="Standard"/>
      <text:p text:style-name="P4"/>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0">Función del requerimiento: <text:span text:style-name="T1">Permitir generar </text:span><text:span text:style-name="T1">reportes en formato PDF que liste el valor de las tarjetas vendidas por estación en un mes determinado.</text:span></text:p>
          </table:table-cell>
          <table:covered-table-cell/>
          <table:table-cell table:style-name="Tabla3.A1" office:value-type="string">
            <text:p text:style-name="P7">Identificador</text:p>
          </table:table-cell>
          <table:table-cell table:style-name="Tabla3.D1" office:value-type="string">
            <text:p text:style-name="Table_20_Contents">R3.5.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Standard">11 Septiembre 2011</text:p>
          </table:table-cell>
        </table:table-row>
        <table:table-row>
          <table:table-cell table:style-name="Tabla3.A2" office:value-type="string">
            <text:p text:style-name="P7">Actualizado por</text:p>
          </table:table-cell>
          <table:table-cell table:style-name="Tabla3.A2" office:value-type="string">
            <text:p text:style-name="Standard"/>
          </table:table-cell>
          <table:table-cell table:style-name="Tabla3.A2" office:value-type="string">
            <text:p text:style-name="P1">Fecha actualización</text:p>
          </table:table-cell>
          <table:table-cell table:style-name="Tabla3.D2" office:value-type="string">
            <text:p text:style-name="Standard"/>
          </table:table-cell>
        </table:table-row>
        <table:table-row>
          <table:table-cell table:style-name="Tabla3.A2" office:value-type="string">
            <text:p text:style-name="P7">Descripción</text:p>
          </table:table-cell>
          <table:table-cell table:style-name="Tabla3.D2" table:number-columns-spanned="3" office:value-type="string">
            <text:p text:style-name="P16">El sistema debe permitir generar reportes en formato PDF donde se liste el valor de las tarjetas vendidas por estación, el reporte se puede generar para cualquier mes, para esto se debe poder especificar el mes y el año del que se <text:s/><text:soft-page-break/>desea obtener el reporte.</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6">El usuario director que este generando el reporte debe de proporcionar el título que tendrá el reporte, además, al momento de seleccionar los reportes a generar debe de elegir 'reporte valor de tarjetas vendidas', y como este reporte necesita parámetros deberá de proporcionar un mes y un año, que restringirá los resultados a este intervalo, por último, una vez generado el reporte, deberá indicar la dirección donde se guardará el reporte.</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El sistema deberá consultar a la base de datos todos los tarjetas vendidas en un mes determinado, en una estación específica, organizar los resultados y generar un reporte en formato PDF.</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R3.5.1</text:p>
          </table:table-cell>
          <table:covered-table-cell/>
          <table:covered-table-cell/>
        </table:table-row>
        <table:table-row>
          <table:table-cell table:style-name="Tabla3.D2" table:number-columns-spanned="4" office:value-type="string">
            <text:p text:style-name="P15">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Haberse loqgueado en el sistema como director. Haber realizado ventas de tarjetas en el mes y estación especificada.</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Un archivo PDF que corresponda al informe elaborado por el sistema.</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7">Función del requerimiento: <text:s/><text:span text:style-name="T3">Generar reportes en formato PDF que liste todas las solicitudes que los clientes han reportado en una estación y fecha indicada.</text:span></text:p>
          </table:table-cell>
          <table:covered-table-cell/>
          <table:table-cell table:style-name="Tabla4.A1" office:value-type="string">
            <text:p text:style-name="P1">Identificador</text:p>
          </table:table-cell>
          <table:table-cell table:style-name="Tabla4.D1" office:value-type="string">
            <text:p text:style-name="Standard">R3.5.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Standard">11 Septiembre 2011</text:p>
          </table:table-cell>
        </table:table-row>
        <table:table-row>
          <table:table-cell table:style-name="Tabla4.A2" office:value-type="string">
            <text:p text:style-name="P7">Actualizado por</text:p>
          </table:table-cell>
          <table:table-cell table:style-name="Tabla4.A2" office:value-type="string">
            <text:p text:style-name="Standard"/>
          </table:table-cell>
          <table:table-cell table:style-name="Tabla4.A2" office:value-type="string">
            <text:p text:style-name="P1">Fecha actualización</text:p>
          </table:table-cell>
          <table:table-cell table:style-name="Tabla4.D2" office:value-type="string">
            <text:p text:style-name="Standard"/>
          </table:table-cell>
        </table:table-row>
        <table:table-row>
          <table:table-cell table:style-name="Tabla4.A2" office:value-type="string">
            <text:p text:style-name="P7">Descripción</text:p>
          </table:table-cell>
          <table:table-cell table:style-name="Tabla4.D2" table:number-columns-spanned="3" office:value-type="string">
            <text:p text:style-name="P17">El sistema debe permitir generar reportes en formato PDF donde se listen todas las solicitudes que los clientes han reportado en alguna estación, para esto podrá especificar la estación y la fecha(día, mes, año) de que desea obtener el reporte. <text:s/>En este listado debe aparecer el nombre del cliente que realizó la solicitud, la descripción de la solicitud, la estación donde se generó la solicitud y el nombre del operador que tomó medidas para resolver la solicitud realizada.</text:p>
          </table:table-cell>
          <table:covered-table-cell/>
          <table:covered-table-cell/>
        </table:table-row>
        <text:soft-page-break/>
        <table:table-row>
          <table:table-cell table:style-name="Tabla4.A2" office:value-type="string">
            <text:p text:style-name="P7">Datos de entrada</text:p>
          </table:table-cell>
          <table:table-cell table:style-name="Tabla4.D2" table:number-columns-spanned="3" office:value-type="string">
            <text:p text:style-name="P17">El usuario director que este generando el reporte debe de proporcionar el título que tendrá el reporte, además, al momento de seleccionar los reportes a generar debe de elegir 'reporte solicitudes realizadas', y como este reporte necesita parámetros deberá de proporcionar una estación y una fecha, que restringirá los resultados a ese espacio, por último, una vez generado el reporte, deberá indicar la dirección donde se guardará el reporte.</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El sistema deberá consultar a la base de datos todas los solicitudes realizadas por parte de los clientes en una estación y fecha específica, organizar los resultados y generar un reporte en formato PDF.</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R3.5.1</text:p>
          </table:table-cell>
          <table:covered-table-cell/>
          <table:covered-table-cell/>
        </table:table-row>
        <table:table-row>
          <table:table-cell table:style-name="Tabla4.D2" table:number-columns-spanned="4" office:value-type="string">
            <text:p text:style-name="P15">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Haberse loqgueado en el sistema como director. Haberse registrado solicitudes por parte de los clientes en la estación y fecha especificad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Un archivo PDF que corresponda al informe elaborado por el sistema.</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0">Función del requerimiento: <text:s/><text:span text:style-name="T3">Generar reportes en formato PDF que liste los buses existentes en el sistema y sus respectivos conductores.</text:span></text:p>
          </table:table-cell>
          <table:covered-table-cell/>
          <table:table-cell table:style-name="Tabla5.A1" office:value-type="string">
            <text:p text:style-name="P1">Identificador</text:p>
          </table:table-cell>
          <table:table-cell table:style-name="Tabla5.D1" office:value-type="string">
            <text:p text:style-name="Standard">R3.5.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
          </table:table-cell>
          <table:table-cell table:style-name="Tabla5.A2" office:value-type="string">
            <text:p text:style-name="P1">Fecha creación</text:p>
          </table:table-cell>
          <table:table-cell table:style-name="Tabla5.D2" office:value-type="string">
            <text:p text:style-name="Standard"/>
          </table:table-cell>
        </table:table-row>
        <table:table-row>
          <table:table-cell table:style-name="Tabla5.A2" office:value-type="string">
            <text:p text:style-name="P7">Actualizado por</text:p>
          </table:table-cell>
          <table:table-cell table:style-name="Tabla5.A2" office:value-type="string">
            <text:p text:style-name="Standard"/>
          </table:table-cell>
          <table:table-cell table:style-name="Tabla5.A2" office:value-type="string">
            <text:p text:style-name="P1">Fecha actualización</text:p>
          </table:table-cell>
          <table:table-cell table:style-name="Tabla5.D2" office:value-type="string">
            <text:p text:style-name="Standard"/>
          </table:table-cell>
        </table:table-row>
        <table:table-row>
          <table:table-cell table:style-name="Tabla5.A2" office:value-type="string">
            <text:p text:style-name="P7">Descripción</text:p>
          </table:table-cell>
          <table:table-cell table:style-name="Tabla5.D2" table:number-columns-spanned="3" office:value-type="string">
            <text:p text:style-name="P17">El sistema debe permitir generar reportes en formato PDF que liste todos los <text:s/>buses existentes en el sistema y los conductores respectivos de estos indicando en qué turno, para generar el reporte se puede especificar el tipo de bus y la fecha(día, mes, año) en que desea obtener el reporte.</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17">El usuario director que este generando el reporte debe de proporcionar el título que tendrá el reporte, además, al momento de seleccionar los reportes a generar debe de elegir 'reporte buses existentes y sus conductores', y como este reporte necesita parámetros deberá de proporcionar un tipo de bus y una <text:soft-page-break/>fecha, que restringirá los resultados a ese espacio de tiempo, por último, una vez generado el reporte, deberá indicar la dirección donde se guardará el reporte.</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El sistema deberá consultar a la base de datos todos los buses cuyo tipo <text:s/>corresponda al ingresado por el usuario y los conductores que se relaciones con estos en todos los turnos en la fecha indicada, organizar los resultados y generar un reporte en formato PDF.</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R3.5.1</text:p>
          </table:table-cell>
          <table:covered-table-cell/>
          <table:covered-table-cell/>
        </table:table-row>
        <table:table-row>
          <table:table-cell table:style-name="Tabla5.D2" table:number-columns-spanned="4" office:value-type="string">
            <text:p text:style-name="P15">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Haberse loqgueado en el sistema como director.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Un archivo PDF que corresponda al informe elaborado por el sistema.</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0">Función del requerimiento: <text:span text:style-name="T3">Generar reportes en formato PDF que contenga todas las rutas existentes en el sistema.</text:span></text:p>
          </table:table-cell>
          <table:covered-table-cell/>
          <table:table-cell table:style-name="Tabla6.A1" office:value-type="string">
            <text:p text:style-name="P1">Identificador</text:p>
          </table:table-cell>
          <table:table-cell table:style-name="Tabla6.D1" office:value-type="string">
            <text:p text:style-name="Standard">R3.5.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Standard">11 Septiembre 2011</text:p>
          </table:table-cell>
        </table:table-row>
        <table:table-row>
          <table:table-cell table:style-name="Tabla6.A2" office:value-type="string">
            <text:p text:style-name="P7">Actualizado por</text:p>
          </table:table-cell>
          <table:table-cell table:style-name="Tabla6.A2" office:value-type="string">
            <text:p text:style-name="Standard"/>
          </table:table-cell>
          <table:table-cell table:style-name="Tabla6.A2" office:value-type="string">
            <text:p text:style-name="P1">Fecha actualización</text:p>
          </table:table-cell>
          <table:table-cell table:style-name="Tabla6.D2" office:value-type="string">
            <text:p text:style-name="Standard"/>
          </table:table-cell>
        </table:table-row>
        <table:table-row>
          <table:table-cell table:style-name="Tabla6.A2" office:value-type="string">
            <text:p text:style-name="P7">Descripción</text:p>
          </table:table-cell>
          <table:table-cell table:style-name="Tabla6.D2" table:number-columns-spanned="3" office:value-type="string">
            <text:p text:style-name="P21">El sistema debe permitir generar reportes en formato PDF donde se liste todas las rutas existentes en el sistema.</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17">El usuario director que este generando el reporte debe de proporcionar el título que tendrá el reporte, además, al momento de seleccionar los reportes a generar debe de elegir 'reporte rutas existentes', por último, una vez generado el reporte, deberá indicar la dirección donde se guardará el reporte.</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ext:soft-page-break/>
        <table:table-row>
          <table:table-cell table:style-name="Tabla6.A2" office:value-type="string">
            <text:p text:style-name="P7">Resultados esperados</text:p>
          </table:table-cell>
          <table:table-cell table:style-name="Tabla6.D2" table:number-columns-spanned="3" office:value-type="string">
            <text:p text:style-name="P12">El sistema deberá consultar a la base de datos todas las rutas existentes, organizar los resultados y generar un reporte en formato PDF.</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1">Director.</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1">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R3.5.1</text:p>
          </table:table-cell>
          <table:covered-table-cell/>
          <table:covered-table-cell/>
        </table:table-row>
        <table:table-row>
          <table:table-cell table:style-name="Tabla6.D2" table:number-columns-spanned="4" office:value-type="string">
            <text:p text:style-name="P15">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Haberse loqgueado en el sistema como director.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Un archivo PDF que corresponda al informe elaborado por el sistema.</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0">Función del requerimiento: <text:s/><text:span text:style-name="T1">G</text:span><text:span text:style-name="T3">enerar reportes en formato PDF de las últimas 20 rutas recorridas con una tarjeta.</text:span></text:p>
          </table:table-cell>
          <table:covered-table-cell/>
          <table:table-cell table:style-name="Tabla7.A1" office:value-type="string">
            <text:p text:style-name="P1">Identificador</text:p>
          </table:table-cell>
          <table:table-cell table:style-name="Tabla7.D1" office:value-type="string">
            <text:p text:style-name="Standard">R3.5.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Standard">11 Septiembre 2011</text:p>
          </table:table-cell>
        </table:table-row>
        <table:table-row>
          <table:table-cell table:style-name="Tabla7.A2" office:value-type="string">
            <text:p text:style-name="P7">Actualizado por</text:p>
          </table:table-cell>
          <table:table-cell table:style-name="Tabla7.A2" office:value-type="string">
            <text:p text:style-name="Standard"/>
          </table:table-cell>
          <table:table-cell table:style-name="Tabla7.A2" office:value-type="string">
            <text:p text:style-name="P1">Fecha actualización</text:p>
          </table:table-cell>
          <table:table-cell table:style-name="Tabla7.D2" office:value-type="string">
            <text:p text:style-name="Standard"/>
          </table:table-cell>
        </table:table-row>
        <table:table-row>
          <table:table-cell table:style-name="Tabla7.A2" office:value-type="string">
            <text:p text:style-name="P7">Descripción</text:p>
          </table:table-cell>
          <table:table-cell table:style-name="Tabla7.D2" table:number-columns-spanned="3" office:value-type="string">
            <text:p text:style-name="P17">El sistema debe permitir generar reportes en formato PDF de las últimas 20 rutas a las que accedió un usuario indicando el número pin de su tarjeta. El reporte mostrará la lista de las rutas, el número pin de la tarjeta, el nombre del pasajero, su identificación y <text:s/>la fecha en la que abordó la ruta.</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17">El usuario director que este generando el reporte debe de proporcionar el título que tendrá el reporte, además, al momento de seleccionar los reportes a generar debe de elegir 'reporte rutas recorridas por tarjeta' e indicar el número pin de la tarjeta, por último, una vez generado el reporte, deberá indicar la dirección donde se guardará el reporte.</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El sistema mostrará una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El sistema deberá consultar a la base de datos las últimas 20 rutas que a utilizado la tarjeta con el número pin especificado, con su correspondiente fecha y el nombre y la identificación del usuario al que esta asociada la tarjeta, luego organizar los resultados y generar un reporte en formato PDF.</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ext:soft-page-break/>
        <table:table-row>
          <table:table-cell table:style-name="Tabla7.A2" office:value-type="string">
            <text:p text:style-name="P7">Requerimientos asociados</text:p>
          </table:table-cell>
          <table:table-cell table:style-name="Tabla7.D2" table:number-columns-spanned="3" office:value-type="string">
            <text:p text:style-name="P11">R3.5.1</text:p>
          </table:table-cell>
          <table:covered-table-cell/>
          <table:covered-table-cell/>
        </table:table-row>
        <table:table-row>
          <table:table-cell table:style-name="Tabla7.D2" table:number-columns-spanned="4" office:value-type="string">
            <text:p text:style-name="P15">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Haberse loqgueado en el sistema como director.</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Un archivo PDF que corresponda al informe elaborado por el sistem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09-11T17:22:47</dc:date>
    <dc:creator>Cristian Lopez</dc:creator>
    <meta:editing-duration>PT3H14M34S</meta:editing-duration>
    <meta:editing-cycles>7</meta:editing-cycles>
    <meta:generator>LibreOffice/3.3$Unix LibreOffice_project/330m19$Build-301</meta:generator>
    <meta:document-statistic meta:table-count="7" meta:image-count="0" meta:object-count="0" meta:page-count="7" meta:paragraph-count="250" meta:word-count="1975" meta:character-count="12808"/>
  </office:meta>
</office:document-meta>
</file>